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5pt" officeooo:rsid="000ccae2" officeooo:paragraph-rsid="000ccae2" style:font-size-asian="15pt" style:font-size-complex="15pt"/>
    </style:style>
    <style:style style:name="P2" style:family="paragraph" style:parent-style-name="Standard">
      <style:text-properties fo:font-size="15pt" officeooo:rsid="000ccae2" officeooo:paragraph-rsid="000ccae2" style:font-size-asian="13.1000003814697pt" style:font-size-complex="15pt"/>
    </style:style>
    <style:style style:name="P3" style:family="paragraph" style:parent-style-name="Standard">
      <style:text-properties fo:font-size="12pt" officeooo:rsid="000ccae2" officeooo:paragraph-rsid="000ccae2"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jor update</text:p>
      <text:p text:style-name="P3">Nothing major to update. Working to make the pattern recognition work. Decided that the generator algorithm was working fine and finding some new ideas for the adversarial part to make a better Model. Been working to strengthening the basics of the Model designing and pattern analysis as it seems much different from natural photos. Also starting the artificial intelligence course from the basics. Using Andrew Ang course from the youtube for the purpose. As I currently dont have a stable day long internet connection in the house. </text:p>
      <text:p text:style-name="P3"/>
      <text:p text:style-name="P2">Future plan</text:p>
      <text:p text:style-name="P3">Planning to finish the course and gather a new idea to test out by the end of the next week and probably get a pretty good result.</text:p>
      <text:p text:style-name="P3"/>
      <text:p text:style-name="P3"/>
      <text:p text:style-name="P3"/>
      <text:p text:style-name="P3">Thank yo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30T23:35:57.258104926</meta:creation-date>
    <meta:generator>LibreOffice/6.4.2.2$Linux_X86_64 LibreOffice_project/40$Build-2</meta:generator>
    <dc:date>2020-03-31T00:03:51.866578032</dc:date>
    <meta:editing-duration>PT27M56S</meta:editing-duration>
    <meta:editing-cycles>1</meta:editing-cycles>
    <meta:document-statistic meta:table-count="0" meta:image-count="0" meta:object-count="0" meta:page-count="1" meta:paragraph-count="5" meta:word-count="120" meta:character-count="699" meta:non-whitespace-character-count="583"/>
  </office:meta>
</office:document-meta>
</file>